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721cm"/>
    </style:style>
    <style:style style:name="Tableau3.B" style:family="table-column">
      <style:table-column-properties style:column-width="5.2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Heading_20_1">
      <style:paragraph-properties fo:margin-top="0.3cm" fo:margin-bottom="0.101cm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h text:style-name="P9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loext:contextual-spacing="false" style:page-number="auto" fo:background-color="transparent">
        <style:background-image/>
      </style:paragraph-properties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9-05-06T16:36:39.720363070</dc:date>
    <meta:editing-duration>PT11H38M42S</meta:editing-duration>
    <meta:editing-cycles>176</meta:editing-cycles>
    <dc:creator>L. FRANCOIS</dc:creator>
    <meta:document-statistic meta:table-count="2" meta:image-count="0" meta:object-count="0" meta:page-count="1" meta:paragraph-count="52" meta:word-count="337" meta:character-count="2082" meta:non-whitespace-character-count="1864"/>
  </office:meta>
</office:document-meta>
</file>